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7800000043819A99C32BD8436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8.446cm" svg:height="16cm" svg:x="0cm" svg:y="1.7cm">
          <draw:image xlink:href="Pictures/10000000000007800000043819A99C32BD84364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09:39:07.130538319</meta:creation-date>
    <dc:date>2019-09-10T09:44:24.110900553</dc:date>
    <meta:editing-duration>PT5M20S</meta:editing-duration>
    <meta:editing-cycles>1</meta:editing-cycles>
    <meta:document-statistic meta:object-count="1"/>
    <meta:generator>LibreOffice/6.2.6.2$Linux_X86_64 LibreOffice_project/20$Build-2</meta:generator>
  </office:meta>
</office:document-meta>
</file>